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8.722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4.31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utputLIONcsv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apacity - Ah:</text:p>
          </table:table-cell>
          <table:table-cell office:value-type="string" calcext:value-type="string">
            <text:p>Discharge Current:</text:p>
          </table:table-cell>
          <table:table-cell office:value-type="string" calcext:value-type="string">
            <text:p>min Cost:</text:p>
          </table:table-cell>
          <table:table-cell office:value-type="string" calcext:value-type="string">
            <text:p>Kwh for Min cost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ost KwH:</text:p>
          </table:table-cell>
          <table:table-cell office:value-type="string" calcext:value-type="string">
            <text:p>LowPriceQty:</text:p>
          </table:table-cell>
          <table:table-cell office:value-type="string" calcext:value-type="string">
            <text:p>LowPrice:</text:p>
          </table:table-cell>
          <table:table-cell office:value-type="string" calcext:value-type="string">
            <text:p>Low Cost KwH: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M26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7.5" calcext:value-type="float">
            <text:p>17.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138.888888888889" calcext:value-type="currency">
            <text:p>£138.8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111111.11111111" calcext:value-type="currency">
            <text:p>£1,111,111.11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21700-M50L</text:p>
          </table:table-cell>
          <table:table-cell table:number-columns-repeated="2" office:value-type="float" office:value="4750" calcext:value-type="float">
            <text:p>4750</text:p>
          </table:table-cell>
          <table:table-cell office:value-type="float" office:value="33.46" calcext:value-type="float">
            <text:p>33.46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3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39.766081871345" calcext:value-type="currency">
            <text:p>£139.7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584795.321637427" calcext:value-type="currency">
            <text:p>£584,795.32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float" office:value="23.8" calcext:value-type="float">
            <text:p>23.8</text:p>
          </table:table-cell>
          <table:table-cell office:value-type="float" office:value="0.15456" calcext:value-type="float">
            <text:p>0.154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7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46.652864044168" calcext:value-type="currency">
            <text:p>£146.65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62663.906142167" calcext:value-type="currency">
            <text:p>£862,663.91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float" office:value="25.9" calcext:value-type="float">
            <text:p>25.9</text:p>
          </table:table-cell>
          <table:table-cell office:value-type="float" office:value="0.15456" calcext:value-type="float">
            <text:p>0.154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59.592822636301" calcext:value-type="currency">
            <text:p>£159.5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62663.906142167" calcext:value-type="currency">
            <text:p>£862,663.91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float" office:value="25.9" calcext:value-type="float">
            <text:p>25.9</text:p>
          </table:table-cell>
          <table:table-cell office:value-type="float" office:value="0.15456" calcext:value-type="float">
            <text:p>0.154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59.592822636301" calcext:value-type="currency">
            <text:p>£159.5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62663.906142167" calcext:value-type="currency">
            <text:p>£862,663.91</text:p>
          </table:table-cell>
        </table:table-row>
        <table:table-row table:style-name="ro1">
          <table:table-cell office:value-type="string" calcext:value-type="string">
            <text:p>Lishen</text:p>
          </table:table-cell>
          <table:table-cell office:value-type="string" calcext:value-type="string">
            <text:p>LR21700SA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32.9" calcext:value-type="float">
            <text:p>32.9</text:p>
          </table:table-cell>
          <table:table-cell office:value-type="float" office:value="0.187199999999999" calcext:value-type="float">
            <text:p>0.187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67.378917378917" calcext:value-type="currency">
            <text:p>£167.38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€1.99</text:p>
          </table:table-cell>
          <table:table-cell office:value-type="currency" office:currency="GBP" office:value="141.737891737892" calcext:value-type="currency">
            <text:p>£141.74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50E</text:p>
          </table:table-cell>
          <table:table-cell table:number-columns-repeated="2" office:value-type="float" office:value="4850" calcext:value-type="float">
            <text:p>4850</text:p>
          </table:table-cell>
          <table:table-cell office:value-type="float" office:value="48.3" calcext:value-type="float">
            <text:p>48.3</text:p>
          </table:table-cell>
          <table:table-cell office:value-type="float" office:value="0.232799999999999" calcext:value-type="float">
            <text:p>0.2327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197.594501718213" calcext:value-type="currency">
            <text:p>£197.5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572737.686139748" calcext:value-type="currency">
            <text:p>£572,737.69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32.9" calcext:value-type="float">
            <text:p>32.9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10.573476702509" calcext:value-type="currency">
            <text:p>£210.57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1.95</text:p>
          </table:table-cell>
          <table:table-cell office:value-type="currency" office:currency="GBP" office:value="174.731182795699" calcext:value-type="currency">
            <text:p>£174.73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32.9" calcext:value-type="float">
            <text:p>32.9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10.573476702509" calcext:value-type="currency">
            <text:p>£210.5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99</text:p>
          </table:table-cell>
          <table:table-cell office:value-type="currency" office:currency="GBP" office:value="178.31541218638" calcext:value-type="currency">
            <text:p>£178.32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31.5" calcext:value-type="float">
            <text:p>31.5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11.864406779661" calcext:value-type="currency">
            <text:p>£211.8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41619.585687382" calcext:value-type="currency">
            <text:p>£941,619.59</text:p>
          </table:table-cell>
        </table:table-row>
        <table:table-row table:style-name="ro1">
          <table:table-cell office:value-type="string" calcext:value-type="string">
            <text:p>Sinowatt</text:p>
          </table:table-cell>
          <table:table-cell office:value-type="string" calcext:value-type="string">
            <text:p>SW18650-34MP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34.86" calcext:value-type="float">
            <text:p>34.86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12.820512820513" calcext:value-type="currency">
            <text:p>£212.82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54700.854700855" calcext:value-type="currency">
            <text:p>£854,700.85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NR18650-32HE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float" office:value="32.9" calcext:value-type="float">
            <text:p>32.9</text:p>
          </table:table-cell>
          <table:table-cell office:value-type="float" office:value="0.146399999999999" calcext:value-type="float">
            <text:p>0.146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14.025500910747" calcext:value-type="currency">
            <text:p>£214.0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88</text:p>
          </table:table-cell>
          <table:table-cell office:value-type="currency" office:currency="GBP" office:value="171.220400728597" calcext:value-type="currency">
            <text:p>£171.22</text:p>
          </table:table-cell>
        </table:table-row>
        <table:table-row table:style-name="ro1"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2750" calcext:value-type="float">
            <text:p>2750</text:p>
          </table:table-cell>
          <table:table-cell office:value-type="float" office:value="4.8" calcext:value-type="float">
            <text:p>4.8</text:p>
          </table:table-cell>
          <table:table-cell office:value-type="float" office:value="30.1" calcext:value-type="float">
            <text:p>30.1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17.171717171717" calcext:value-type="currency">
            <text:p>£217.1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79</text:p>
          </table:table-cell>
          <table:table-cell office:value-type="currency" office:currency="GBP" office:value="180.808080808081" calcext:value-type="currency">
            <text:p>£180.81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34.3" calcext:value-type="float">
            <text:p>34.3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19.534050179211" calcext:value-type="currency">
            <text:p>£219.53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96057.347670251" calcext:value-type="currency">
            <text:p>£896,057.35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21700CG-50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float" office:value="54.46" calcext:value-type="float">
            <text:p>54.46</text:p>
          </table:table-cell>
          <table:table-cell office:value-type="float" office:value="0.2352" calcext:value-type="float">
            <text:p>0.235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8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20.521541950113" calcext:value-type="currency">
            <text:p>£220.5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29</text:p>
          </table:table-cell>
          <table:table-cell office:value-type="currency" office:currency="GBP" office:value="186.507936507937" calcext:value-type="currency">
            <text:p>£186.51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NR21700-50ME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55.86" calcext:value-type="float">
            <text:p>55.86</text:p>
          </table:table-cell>
          <table:table-cell office:value-type="float" office:value="0.2376" calcext:value-type="float">
            <text:p>0.23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23.905723905724" calcext:value-type="currency">
            <text:p>£223.91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€3.15</text:p>
          </table:table-cell>
          <table:table-cell office:value-type="currency" office:currency="GBP" office:value="176.767676767677" calcext:value-type="currency">
            <text:p>£176.7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float" office:value="31.5" calcext:value-type="float">
            <text:p>31.5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27.272727272727" calcext:value-type="currency">
            <text:p>£227.2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10101.01010101" calcext:value-type="currency">
            <text:p>£1,010,101.01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float" office:value="21700" calcext:value-type="float">
            <text:p>21700</text:p>
          </table:table-cell>
          <table:table-cell office:value-type="float" office:value="4650" calcext:value-type="float">
            <text:p>4650</text:p>
          </table:table-cell>
          <table:table-cell office:value-type="float" office:value="9.6" calcext:value-type="float">
            <text:p>9.6</text:p>
          </table:table-cell>
          <table:table-cell office:value-type="float" office:value="53.9" calcext:value-type="float">
            <text:p>53.9</text:p>
          </table:table-cell>
          <table:table-cell office:value-type="float" office:value="0.2232" calcext:value-type="float">
            <text:p>0.22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29.988052568698" calcext:value-type="currency">
            <text:p>£229.99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€3.15</text:p>
          </table:table-cell>
          <table:table-cell office:value-type="currency" office:currency="GBP" office:value="188.172043010753" calcext:value-type="currency">
            <text:p>£188.17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table:number-columns-repeated="2" office:value-type="float" office:value="5520" calcext:value-type="float">
            <text:p>5520</text:p>
          </table:table-cell>
          <table:table-cell office:value-type="float" office:value="65.1" calcext:value-type="float">
            <text:p>65.1</text:p>
          </table:table-cell>
          <table:table-cell office:value-type="float" office:value="0.26496" calcext:value-type="float">
            <text:p>0.264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33.997584541063" calcext:value-type="currency">
            <text:p>£234.00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503220.611916264" calcext:value-type="currency">
            <text:p>£503,220.61</text:p>
          </table:table-cell>
        </table:table-row>
        <table:table-row table:style-name="ro1"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2750" calcext:value-type="float">
            <text:p>2750</text:p>
          </table:table-cell>
          <table:table-cell office:value-type="float" office:value="4.8" calcext:value-type="float">
            <text:p>4.8</text:p>
          </table:table-cell>
          <table:table-cell office:value-type="float" office:value="32.9" calcext:value-type="float">
            <text:p>32.9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37.373737373737" calcext:value-type="currency">
            <text:p>£237.3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10101.01010101" calcext:value-type="currency">
            <text:p>£1,010,101.01</text:p>
          </table:table-cell>
        </table:table-row>
        <table:table-row table:style-name="ro1">
          <table:table-cell office:value-type="string" calcext:value-type="string">
            <text:p>Lishen</text:p>
          </table:table-cell>
          <table:table-cell office:value-type="string" calcext:value-type="string">
            <text:p>LR1865LA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23.1" calcext:value-type="float">
            <text:p>23.1</text:p>
          </table:table-cell>
          <table:table-cell office:value-type="float" office:value="0.091199999999999" calcext:value-type="float">
            <text:p>0.091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41.228070175439" calcext:value-type="currency">
            <text:p>£241.23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461988.30409357" calcext:value-type="currency">
            <text:p>£1,461,988.30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41.3" calcext:value-type="float">
            <text:p>41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44.610281923715" calcext:value-type="currency">
            <text:p>£244.61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35</text:p>
          </table:table-cell>
          <table:table-cell office:value-type="currency" office:currency="GBP" office:value="194.85903814262" calcext:value-type="currency">
            <text:p>£194.86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INR18650-33V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38.5" calcext:value-type="float">
            <text:p>38.5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46.415770609319" calcext:value-type="currency">
            <text:p>£246.4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14</text:p>
          </table:table-cell>
          <table:table-cell office:value-type="currency" office:currency="GBP" office:value="191.756272401434" calcext:value-type="currency">
            <text:p>£191.76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UR18650ZM2</text:p>
          </table:table-cell>
          <table:table-cell table:number-columns-repeated="2" office:value-type="float" office:value="2420" calcext:value-type="float">
            <text:p>2420</text:p>
          </table:table-cell>
          <table:table-cell office:value-type="float" office:value="30.1" calcext:value-type="float">
            <text:p>30.1</text:p>
          </table:table-cell>
          <table:table-cell office:value-type="float" office:value="0.11616" calcext:value-type="float">
            <text:p>0.116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46.786042240588" calcext:value-type="currency">
            <text:p>£246.79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€1.67</text:p>
          </table:table-cell>
          <table:table-cell office:value-type="currency" office:currency="GBP" office:value="191.689623507805" calcext:value-type="currency">
            <text:p>£191.69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24.5" calcext:value-type="float">
            <text:p>24.5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49.287749287749" calcext:value-type="currency">
            <text:p>£249.2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50</text:p>
          </table:table-cell>
          <table:table-cell office:value-type="currency" office:currency="GBP" office:value="213.675213675214" calcext:value-type="currency">
            <text:p>£213.68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24.5" calcext:value-type="float">
            <text:p>24.5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49.287749287749" calcext:value-type="currency">
            <text:p>£249.2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424501.42450142" calcext:value-type="currency">
            <text:p>£1,424,501.42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INR18650-29V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float" office:value="36.26" calcext:value-type="float">
            <text:p>36.26</text:p>
          </table:table-cell>
          <table:table-cell office:value-type="float" office:value="0.1368" calcext:value-type="float">
            <text:p>0.136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5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52.436647173489" calcext:value-type="currency">
            <text:p>£252.4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91</text:p>
          </table:table-cell>
          <table:table-cell office:value-type="currency" office:currency="GBP" office:value="186.159844054581" calcext:value-type="currency">
            <text:p>£186.16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INR18650-25P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32.06" calcext:value-type="float">
            <text:p>32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2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54.444444444444" calcext:value-type="currency">
            <text:p>£254.44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111111.11111111" calcext:value-type="currency">
            <text:p>£1,111,111.1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41.86" calcext:value-type="float">
            <text:p>41.86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55.555555555556" calcext:value-type="currency">
            <text:p>£255.5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54700.854700855" calcext:value-type="currency">
            <text:p>£854,700.85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20700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41.3" calcext:value-type="float">
            <text:p>41.3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60.141093474427" calcext:value-type="currency">
            <text:p>£260.14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81834.215167549" calcext:value-type="currency">
            <text:p>£881,834.22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18650CL-29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37.1" calcext:value-type="float">
            <text:p>37.1</text:p>
          </table:table-cell>
          <table:table-cell office:value-type="float" office:value="0.134399999999999" calcext:value-type="float">
            <text:p>0.134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62.896825396826" calcext:value-type="currency">
            <text:p>£262.90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1.92</text:p>
          </table:table-cell>
          <table:table-cell office:value-type="currency" office:currency="GBP" office:value="190.476190476191" calcext:value-type="currency">
            <text:p>£190.48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3G</text:p>
          </table:table-cell>
          <table:table-cell office:value-type="float" office:value="3000" calcext:value-type="float">
            <text:p>3000</text:p>
          </table:table-cell>
          <table:table-cell office:value-type="float" office:value="6.5" calcext:value-type="float">
            <text:p>6.5</text:p>
          </table:table-cell>
          <table:table-cell office:value-type="float" office:value="39.9" calcext:value-type="float">
            <text:p>39.9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63.888888888889" calcext:value-type="currency">
            <text:p>£263.8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58</text:p>
          </table:table-cell>
          <table:table-cell office:value-type="currency" office:currency="GBP" office:value="238.888888888889" calcext:value-type="currency">
            <text:p>£238.89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M29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float" office:value="37.1" calcext:value-type="float">
            <text:p>37.1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67.676767676768" calcext:value-type="currency">
            <text:p>£267.6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85</text:p>
          </table:table-cell>
          <table:table-cell office:value-type="currency" office:currency="GBP" office:value="186.868686868687" calcext:value-type="currency">
            <text:p>£186.8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39.9" calcext:value-type="float">
            <text:p>39.9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68.361581920904" calcext:value-type="currency">
            <text:p>£268.3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41619.585687382" calcext:value-type="currency">
            <text:p>£941,619.59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NR18650-28HE</text:p>
          </table:table-cell>
          <table:table-cell table:number-columns-repeated="2" office:value-type="float" office:value="2760" calcext:value-type="float">
            <text:p>2760</text:p>
          </table:table-cell>
          <table:table-cell office:value-type="float" office:value="38.5" calcext:value-type="float">
            <text:p>38.5</text:p>
          </table:table-cell>
          <table:table-cell office:value-type="float" office:value="0.13248" calcext:value-type="float">
            <text:p>0.1324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76.771336553945" calcext:value-type="currency">
            <text:p>£276.7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82</text:p>
          </table:table-cell>
          <table:table-cell office:value-type="currency" office:currency="GBP" office:value="183.17230273752" calcext:value-type="currency">
            <text:p>£183.17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CR186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27.3" calcext:value-type="float">
            <text:p>27.3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77.777777777778" calcext:value-type="currency">
            <text:p>£277.78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424501.42450142" calcext:value-type="currency">
            <text:p>£1,424,501.42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45.5" calcext:value-type="float">
            <text:p>45.5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77.777777777778" calcext:value-type="currency">
            <text:p>£277.78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2.69</text:p>
          </table:table-cell>
          <table:table-cell office:value-type="currency" office:currency="GBP" office:value="229.91452991453" calcext:value-type="currency">
            <text:p>£229.91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41.86" calcext:value-type="float">
            <text:p>41.86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81.544256120527" calcext:value-type="currency">
            <text:p>£281.54</text:p>
          </table:table-cell>
          <table:table-cell office:value-type="string" calcext:value-type="string">
            <text:p>Buy 100 times for</text:p>
          </table:table-cell>
          <table:table-cell office:value-type="string" calcext:value-type="string">
            <text:p>€2.65</text:p>
          </table:table-cell>
          <table:table-cell office:value-type="currency" office:currency="GBP" office:value="249.529190207156" calcext:value-type="currency">
            <text:p>£249.53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3500" calcext:value-type="float">
            <text:p>3500</text:p>
          </table:table-cell>
          <table:table-cell office:value-type="float" office:value="30" calcext:value-type="float">
            <text:p>30</text:p>
          </table:table-cell>
          <table:table-cell office:value-type="float" office:value="49.7" calcext:value-type="float">
            <text:p>49.7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81.746031746032" calcext:value-type="currency">
            <text:p>£281.75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793650.793650794" calcext:value-type="currency">
            <text:p>£793,650.79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INR18650-35V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48.3" calcext:value-type="float">
            <text:p>48.3</text:p>
          </table:table-cell>
          <table:table-cell office:value-type="float" office:value="0.163199999999999" calcext:value-type="float">
            <text:p>0.163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81.862745098039" calcext:value-type="currency">
            <text:p>£281.86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60</text:p>
          </table:table-cell>
          <table:table-cell office:value-type="currency" office:currency="GBP" office:value="212.418300653595" calcext:value-type="currency">
            <text:p>£212.42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CR18650-20SG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27.86" calcext:value-type="float">
            <text:p>27.86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83.475783475783" calcext:value-type="currency">
            <text:p>£283.48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1.54</text:p>
          </table:table-cell>
          <table:table-cell office:value-type="currency" office:currency="GBP" office:value="219.373219373219" calcext:value-type="currency">
            <text:p>£219.37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M35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48.3" calcext:value-type="float">
            <text:p>48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86.069651741294" calcext:value-type="currency">
            <text:p>£286.0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70</text:p>
          </table:table-cell>
          <table:table-cell office:value-type="currency" office:currency="GBP" office:value="223.880597014925" calcext:value-type="currency">
            <text:p>£223.88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float" office:value="45.5" calcext:value-type="float">
            <text:p>45.5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86.596119929453" calcext:value-type="currency">
            <text:p>£286.60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81834.215167549" calcext:value-type="currency">
            <text:p>£881,834.22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45.5" calcext:value-type="float">
            <text:p>45.5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91.218637992832" calcext:value-type="currency">
            <text:p>£291.2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55</text:p>
          </table:table-cell>
          <table:table-cell office:value-type="currency" office:currency="GBP" office:value="228.494623655914" calcext:value-type="currency">
            <text:p>£228.49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DBHE21865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36.26" calcext:value-type="float">
            <text:p>36.26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5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93.650793650794" calcext:value-type="currency">
            <text:p>£293.6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07</text:p>
          </table:table-cell>
          <table:table-cell office:value-type="currency" office:currency="GBP" office:value="234.69387755102" calcext:value-type="currency">
            <text:p>£234.69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CR18650-26J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39.06" calcext:value-type="float">
            <text:p>39.06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7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303.921568627451" calcext:value-type="currency">
            <text:p>£303.92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2.41</text:p>
          </table:table-cell>
          <table:table-cell office:value-type="currency" office:currency="GBP" office:value="262.527233115468" calcext:value-type="currency">
            <text:p>£262.53</text:p>
          </table:table-cell>
        </table:table-row>
        <table:table-row table:style-name="ro1">
          <table:table-cell office:value-type="string" calcext:value-type="string">
            <text:p>Sinowatt</text:p>
          </table:table-cell>
          <table:table-cell office:value-type="string" calcext:value-type="string">
            <text:p>SW18650-30SP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45.5" calcext:value-type="float">
            <text:p>45.5</text:p>
          </table:table-cell>
          <table:table-cell office:value-type="float" office:value="0.1392" calcext:value-type="float">
            <text:p>0.139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311.302681992337" calcext:value-type="currency">
            <text:p>£311.30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65</text:p>
          </table:table-cell>
          <table:table-cell office:value-type="currency" office:currency="GBP" office:value="253.831417624521" calcext:value-type="currency">
            <text:p>£253.83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NCR18650PF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float" office:value="45.5" calcext:value-type="float">
            <text:p>45.5</text:p>
          </table:table-cell>
          <table:table-cell office:value-type="float" office:value="0.1368" calcext:value-type="float">
            <text:p>0.136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16.764132553606" calcext:value-type="currency">
            <text:p>£316.76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€2.79</text:p>
          </table:table-cell>
          <table:table-cell office:value-type="currency" office:currency="GBP" office:value="271.929824561404" calcext:value-type="currency">
            <text:p>£271.93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GBF1L1865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52.5" calcext:value-type="float">
            <text:p>52.5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320.512820512821" calcext:value-type="currency">
            <text:p>£320.51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33</text:p>
          </table:table-cell>
          <table:table-cell office:value-type="currency" office:currency="GBP" office:value="284.615384615385" calcext:value-type="currency">
            <text:p>£284.62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NR18650-25PG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39.9" calcext:value-type="float">
            <text:p>39.9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23.12925170068" calcext:value-type="currency">
            <text:p>£323.13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31</text:p>
          </table:table-cell>
          <table:table-cell office:value-type="currency" office:currency="GBP" office:value="261.904761904762" calcext:value-type="currency">
            <text:p>£261.90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NCR18650BD</text:p>
          </table:table-cell>
          <table:table-cell table:number-columns-repeated="2" office:value-type="float" office:value="3030" calcext:value-type="float">
            <text:p>3030</text:p>
          </table:table-cell>
          <table:table-cell office:value-type="float" office:value="49.7" calcext:value-type="float">
            <text:p>49.7</text:p>
          </table:table-cell>
          <table:table-cell office:value-type="float" office:value="0.145439999999999" calcext:value-type="float">
            <text:p>0.14543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25.449211587825" calcext:value-type="currency">
            <text:p>£325.45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€2.85</text:p>
          </table:table-cell>
          <table:table-cell office:value-type="currency" office:currency="GBP" office:value="261.276127612761" calcext:value-type="currency">
            <text:p>£261.28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DBM361865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55.86" calcext:value-type="float">
            <text:p>55.86</text:p>
          </table:table-cell>
          <table:table-cell office:value-type="float" office:value="0.163199999999999" calcext:value-type="float">
            <text:p>0.163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25.980392156863" calcext:value-type="currency">
            <text:p>£325.9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45</text:p>
          </table:table-cell>
          <table:table-cell office:value-type="currency" office:currency="GBP" office:value="281.862745098039" calcext:value-type="currency">
            <text:p>£281.86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55.3" calcext:value-type="float">
            <text:p>55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27.529021558872" calcext:value-type="currency">
            <text:p>£327.5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5</text:p>
          </table:table-cell>
          <table:table-cell office:value-type="currency" office:currency="GBP" office:value="261.194029850746" calcext:value-type="currency">
            <text:p>£261.19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BF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53.9" calcext:value-type="float">
            <text:p>53.9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29.059829059829" calcext:value-type="currency">
            <text:p>£329.0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54700.854700855" calcext:value-type="currency">
            <text:p>£854,700.85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18650CNP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40.46" calcext:value-type="float">
            <text:p>40.46</text:p>
          </table:table-cell>
          <table:table-cell office:value-type="float" office:value="0.115199999999999" calcext:value-type="float">
            <text:p>0.115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8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334.490740740741" calcext:value-type="currency">
            <text:p>£334.4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40</text:p>
          </table:table-cell>
          <table:table-cell office:value-type="currency" office:currency="GBP" office:value="277.777777777778" calcext:value-type="currency">
            <text:p>£277.78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table:number-columns-repeated="2" office:value-type="float" office:value="5520" calcext:value-type="float">
            <text:p>5520</text:p>
          </table:table-cell>
          <table:table-cell office:value-type="float" office:value="95.06" calcext:value-type="float">
            <text:p>95.06</text:p>
          </table:table-cell>
          <table:table-cell office:value-type="float" office:value="0.26496" calcext:value-type="float">
            <text:p>0.264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7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41.686795491143" calcext:value-type="currency">
            <text:p>£341.6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503220.611916264" calcext:value-type="currency">
            <text:p>£503,220.61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53.9" calcext:value-type="float">
            <text:p>53.9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344.982078853047" calcext:value-type="currency">
            <text:p>£344.98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90</text:p>
          </table:table-cell>
          <table:table-cell office:value-type="currency" office:currency="GBP" office:value="259.856630824373" calcext:value-type="currency">
            <text:p>£259.86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59.5" calcext:value-type="float">
            <text:p>59.5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352.40464344942" calcext:value-type="currency">
            <text:p>£352.40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29187.396351576" calcext:value-type="currency">
            <text:p>£829,187.40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40T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69.3" calcext:value-type="float">
            <text:p>69.3</text:p>
          </table:table-cell>
          <table:table-cell office:value-type="float" office:value="0.187199999999999" calcext:value-type="float">
            <text:p>0.187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352.564102564103" calcext:value-type="currency">
            <text:p>£352.56</text:p>
          </table:table-cell>
          <table:table-cell office:value-type="string" calcext:value-type="string">
            <text:p>Buy 260 times for</text:p>
          </table:table-cell>
          <table:table-cell office:value-type="string" calcext:value-type="string">
            <text:p>€4.25</text:p>
          </table:table-cell>
          <table:table-cell office:value-type="currency" office:currency="GBP" office:value="302.706552706553" calcext:value-type="currency">
            <text:p>£302.71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table:number-columns-repeated="2" office:value-type="float" office:value="5520" calcext:value-type="float">
            <text:p>5520</text:p>
          </table:table-cell>
          <table:table-cell office:value-type="float" office:value="98.7" calcext:value-type="float">
            <text:p>98.7</text:p>
          </table:table-cell>
          <table:table-cell office:value-type="float" office:value="0.26496" calcext:value-type="float">
            <text:p>0.264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0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54.770531400966" calcext:value-type="currency">
            <text:p>£354.7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503220.611916264" calcext:value-type="currency">
            <text:p>£503,220.61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BM18650Z1</text:p>
          </table:table-cell>
          <table:table-cell table:number-columns-repeated="2" office:value-type="float" office:value="1550" calcext:value-type="float">
            <text:p>1550</text:p>
          </table:table-cell>
          <table:table-cell office:value-type="float" office:value="27.86" calcext:value-type="float">
            <text:p>27.86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356.63082437276" calcext:value-type="currency">
            <text:p>£356.63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792114.6953405" calcext:value-type="currency">
            <text:p>£1,792,114.70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53.06" calcext:value-type="float">
            <text:p>53.06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7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56.873822975518" calcext:value-type="currency">
            <text:p>£356.87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3.19</text:p>
          </table:table-cell>
          <table:table-cell office:value-type="currency" office:currency="GBP" office:value="300.376647834275" calcext:value-type="currency">
            <text:p>£300.38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float" office:value="60.9" calcext:value-type="float">
            <text:p>60.9</text:p>
          </table:table-cell>
          <table:table-cell office:value-type="float" office:value="0.158399999999999" calcext:value-type="float">
            <text:p>0.158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66.161616161616" calcext:value-type="currency">
            <text:p>£366.1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41750.841750842" calcext:value-type="currency">
            <text:p>£841,750.84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2770C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105" calcext:value-type="float">
            <text:p>105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5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378.787878787879" calcext:value-type="currency">
            <text:p>£378.7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505050.505050505" calcext:value-type="currency">
            <text:p>£505,050.51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58.1" calcext:value-type="float">
            <text:p>58.1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90.772128060264" calcext:value-type="currency">
            <text:p>£390.7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41619.585687382" calcext:value-type="currency">
            <text:p>£941,619.59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38.5" calcext:value-type="float">
            <text:p>38.5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7 oktober 2023 (in 16 days)</text:p>
          </table:table-cell>
          <table:table-cell office:value-type="currency" office:currency="GBP" office:value="391.737891737892" calcext:value-type="currency">
            <text:p>£391.7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30</text:p>
          </table:table-cell>
          <table:table-cell office:value-type="currency" office:currency="GBP" office:value="327.635327635328" calcext:value-type="currency">
            <text:p>£327.64</text:p>
          </table:table-cell>
        </table:table-row>
        <table:table-row table:style-name="ro1">
          <table:table-cell office:value-type="string" calcext:value-type="string">
            <text:p>Sony / Murata</text:p>
          </table:table-cell>
          <table:table-cell office:value-type="string" calcext:value-type="string">
            <text:p>US18650VTC5C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49.7" calcext:value-type="float">
            <text:p>49.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20 days)</text:p>
          </table:table-cell>
          <table:table-cell office:value-type="currency" office:currency="GBP" office:value="394.444444444444" calcext:value-type="currency">
            <text:p>£394.4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5</text:p>
          </table:table-cell>
          <table:table-cell office:value-type="currency" office:currency="GBP" office:value="350" calcext:value-type="currency">
            <text:p>£350.00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51.1" calcext:value-type="float">
            <text:p>51.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20 days)</text:p>
          </table:table-cell>
          <table:table-cell office:value-type="currency" office:currency="GBP" office:value="405.555555555556" calcext:value-type="currency">
            <text:p>£405.56</text:p>
          </table:table-cell>
          <table:table-cell office:value-type="string" calcext:value-type="string">
            <text:p>Buy 300 times for</text:p>
          </table:table-cell>
          <table:table-cell office:value-type="string" calcext:value-type="string">
            <text:p>€3.40</text:p>
          </table:table-cell>
          <table:table-cell office:value-type="currency" office:currency="GBP" office:value="377.777777777778" calcext:value-type="currency">
            <text:p>£377.78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1.86" calcext:value-type="float">
            <text:p>41.86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20 days)</text:p>
          </table:table-cell>
          <table:table-cell office:value-type="currency" office:currency="GBP" office:value="415.277777777778" calcext:value-type="currency">
            <text:p>£415.2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45</text:p>
          </table:table-cell>
          <table:table-cell office:value-type="currency" office:currency="GBP" office:value="340.277777777778" calcext:value-type="currency">
            <text:p>£340.28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62.3" calcext:value-type="float">
            <text:p>62.3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419.020715630885" calcext:value-type="currency">
            <text:p>£419.0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60</text:p>
          </table:table-cell>
          <table:table-cell office:value-type="currency" office:currency="GBP" office:value="338.983050847458" calcext:value-type="currency">
            <text:p>£338.98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float" office:value="61.46" calcext:value-type="float">
            <text:p>61.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3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443.434343434343" calcext:value-type="currency">
            <text:p>£443.43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4.14</text:p>
          </table:table-cell>
          <table:table-cell office:value-type="currency" office:currency="GBP" office:value="418.181818181818" calcext:value-type="currency">
            <text:p>£418.18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DBHE41865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55.3" calcext:value-type="float">
            <text:p>55.3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447.845804988662" calcext:value-type="currency">
            <text:p>£447.8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0</text:p>
          </table:table-cell>
          <table:table-cell office:value-type="currency" office:currency="GBP" office:value="351.473922902494" calcext:value-type="currency">
            <text:p>£351.47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NCR18650B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76.3" calcext:value-type="float">
            <text:p>76.3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5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465.811965811966" calcext:value-type="currency">
            <text:p>£465.81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54700.854700855" calcext:value-type="currency">
            <text:p>£854,700.85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59.5" calcext:value-type="float">
            <text:p>59.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472.222222222222" calcext:value-type="currency">
            <text:p>£472.2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65</text:p>
          </table:table-cell>
          <table:table-cell office:value-type="currency" office:currency="GBP" office:value="405.555555555556" calcext:value-type="currency">
            <text:p>£405.56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83.3" calcext:value-type="float">
            <text:p>83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493.366500829187" calcext:value-type="currency">
            <text:p>£493.3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29187.396351576" calcext:value-type="currency">
            <text:p>£829,187.40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83.3" calcext:value-type="float">
            <text:p>83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493.366500829187" calcext:value-type="currency">
            <text:p>£493.3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29187.396351576" calcext:value-type="currency">
            <text:p>£829,187.40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69.86" calcext:value-type="float">
            <text:p>69.86</text:p>
          </table:table-cell>
          <table:table-cell office:value-type="float" office:value="0.134399999999999" calcext:value-type="float">
            <text:p>0.134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8 oktober 2023 (in 17 days)</text:p>
          </table:table-cell>
          <table:table-cell office:value-type="currency" office:currency="GBP" office:value="495.039682539683" calcext:value-type="currency">
            <text:p>£495.0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95</text:p>
          </table:table-cell>
          <table:table-cell office:value-type="currency" office:currency="GBP" office:value="391.86507936508" calcext:value-type="currency">
            <text:p>£391.8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5S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61.6" calcext:value-type="float">
            <text:p>61.6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4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498.866213151927" calcext:value-type="currency">
            <text:p>£498.8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133786.84807256" calcext:value-type="currency">
            <text:p>£1,133,786.85</text:p>
          </table:table-cell>
        </table:table-row>
        <table:table-row table:style-name="ro1">
          <table:table-cell office:value-type="string" calcext:value-type="string">
            <text:p>Sony / Murata</text:p>
          </table:table-cell>
          <table:table-cell office:value-type="string" calcext:value-type="string">
            <text:p>US18650VTC6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76.3" calcext:value-type="float">
            <text:p>76.3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5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504.62962962963" calcext:value-type="currency">
            <text:p>£504.63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4.45</text:p>
          </table:table-cell>
          <table:table-cell office:value-type="currency" office:currency="GBP" office:value="412.037037037037" calcext:value-type="currency">
            <text:p>£412.04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21700-P45B</text:p>
          </table:table-cell>
          <table:table-cell table:number-columns-repeated="2" office:value-type="float" office:value="4350" calcext:value-type="float">
            <text:p>4350</text:p>
          </table:table-cell>
          <table:table-cell office:value-type="float" office:value="111.3" calcext:value-type="float">
            <text:p>111.3</text:p>
          </table:table-cell>
          <table:table-cell office:value-type="float" office:value="0.208799999999999" calcext:value-type="float">
            <text:p>0.2087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507.662835249042" calcext:value-type="currency">
            <text:p>£507.66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7.05</text:p>
          </table:table-cell>
          <table:table-cell office:value-type="currency" office:currency="GBP" office:value="450.191570881226" calcext:value-type="currency">
            <text:p>£450.19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64.4" calcext:value-type="float">
            <text:p>64.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6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511.111111111111" calcext:value-type="currency">
            <text:p>£511.11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85</text:p>
          </table:table-cell>
          <table:table-cell office:value-type="currency" office:currency="GBP" office:value="427.777777777778" calcext:value-type="currency">
            <text:p>£427.78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76.3" calcext:value-type="float">
            <text:p>76.3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5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513.182674199623" calcext:value-type="currency">
            <text:p>£513.18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4.59</text:p>
          </table:table-cell>
          <table:table-cell office:value-type="currency" office:currency="GBP" office:value="432.203389830508" calcext:value-type="currency">
            <text:p>£432.20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21700-P42A</text:p>
          </table:table-cell>
          <table:table-cell table:number-columns-repeated="2" office:value-type="float" office:value="3950" calcext:value-type="float">
            <text:p>3950</text:p>
          </table:table-cell>
          <table:table-cell office:value-type="float" office:value="104.86" calcext:value-type="float">
            <text:p>104.86</text:p>
          </table:table-cell>
          <table:table-cell office:value-type="float" office:value="0.1896" calcext:value-type="float">
            <text:p>0.18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526.722925457103" calcext:value-type="currency">
            <text:p>£526.72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703234.88045007" calcext:value-type="currency">
            <text:p>£703,234.88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-MJ1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90.3" calcext:value-type="float">
            <text:p>90.3</text:p>
          </table:table-cell>
          <table:table-cell office:value-type="float" office:value="0.163199999999999" calcext:value-type="float">
            <text:p>0.163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526.960784313726" calcext:value-type="currency">
            <text:p>£526.9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16993.464052288" calcext:value-type="currency">
            <text:p>£816,993.46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2180" calcext:value-type="float">
            <text:p>2180</text:p>
          </table:table-cell>
          <table:table-cell office:value-type="float" office:value="5" calcext:value-type="float">
            <text:p>5</text:p>
          </table:table-cell>
          <table:table-cell office:value-type="float" office:value="62.3" calcext:value-type="float">
            <text:p>62.3</text:p>
          </table:table-cell>
          <table:table-cell office:value-type="float" office:value="0.10464" calcext:value-type="float">
            <text:p>0.1046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567.023445463813" calcext:value-type="currency">
            <text:p>£567.02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274209.98980632" calcext:value-type="currency">
            <text:p>£1,274,209.99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float" office:value="18650" calcext:value-type="float">
            <text:p>18650</text:p>
          </table:table-cell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91.7" calcext:value-type="float">
            <text:p>91.7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577.601410934744" calcext:value-type="currency">
            <text:p>£577.60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81834.215167549" calcext:value-type="currency">
            <text:p>£881,834.22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table:number-columns-repeated="2" office:value-type="float" office:value="2600" calcext:value-type="float">
            <text:p>2600</text:p>
          </table:table-cell>
          <table:table-cell office:value-type="float" office:value="83.3" calcext:value-type="float">
            <text:p>83.3</text:p>
          </table:table-cell>
          <table:table-cell office:value-type="float" office:value="0.1248" calcext:value-type="float">
            <text:p>0.124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635.683760683761" calcext:value-type="currency">
            <text:p>£635.68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68376.06837607" calcext:value-type="currency">
            <text:p>£1,068,376.07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6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97.3" calcext:value-type="float">
            <text:p>97.3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643.518518518519" calcext:value-type="currency">
            <text:p>£643.52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25925.925925926" calcext:value-type="currency">
            <text:p>£925,925.93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CR18650-22P</text:p>
          </table:table-cell>
          <table:table-cell table:number-columns-repeated="2" office:value-type="float" office:value="2050" calcext:value-type="float">
            <text:p>2050</text:p>
          </table:table-cell>
          <table:table-cell office:value-type="float" office:value="66.5" calcext:value-type="float">
            <text:p>66.5</text:p>
          </table:table-cell>
          <table:table-cell office:value-type="float" office:value="0.098399999999999" calcext:value-type="float">
            <text:p>0.098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643.631436314363" calcext:value-type="currency">
            <text:p>£643.63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355013.5501355" calcext:value-type="currency">
            <text:p>£1,355,013.55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97.3" calcext:value-type="float">
            <text:p>97.3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654.425612052731" calcext:value-type="currency">
            <text:p>£654.43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41619.585687382" calcext:value-type="currency">
            <text:p>£941,619.59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66.5" calcext:value-type="float">
            <text:p>66.5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659.722222222222" calcext:value-type="currency">
            <text:p>£659.72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388888.88888889" calcext:value-type="currency">
            <text:p>£1,388,888.89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15M</text:p>
          </table:table-cell>
          <table:table-cell table:number-columns-repeated="2" office:value-type="float" office:value="1450" calcext:value-type="float">
            <text:p>1450</text:p>
          </table:table-cell>
          <table:table-cell office:value-type="float" office:value="48.3" calcext:value-type="float">
            <text:p>48.3</text:p>
          </table:table-cell>
          <table:table-cell office:value-type="float" office:value="0.0696" calcext:value-type="float">
            <text:p>0.06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660.919540229885" calcext:value-type="currency">
            <text:p>£660.9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85</text:p>
          </table:table-cell>
          <table:table-cell office:value-type="currency" office:currency="GBP" office:value="545.977011494253" calcext:value-type="currency">
            <text:p>£545.98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83.3" calcext:value-type="float">
            <text:p>83.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661.111111111111" calcext:value-type="currency">
            <text:p>£661.11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111111.11111111" calcext:value-type="currency">
            <text:p>£1,111,111.11</text:p>
          </table:table-cell>
        </table:table-row>
        <table:table-row table:style-name="ro1">
          <table:table-cell office:value-type="string" calcext:value-type="string">
            <text:p>Vapcell</text:p>
          </table:table-cell>
          <table:table-cell office:value-type="string" calcext:value-type="string">
            <text:p>INR20650</text:p>
          </table:table-cell>
          <table:table-cell office:value-type="float" office:value="2900" calcext:value-type="float">
            <text:p>2900</text:p>
          </table:table-cell>
          <table:table-cell office:value-type="float" office:value="30" calcext:value-type="float">
            <text:p>30</text:p>
          </table:table-cell>
          <table:table-cell office:value-type="float" office:value="97.3" calcext:value-type="float">
            <text:p>97.3</text:p>
          </table:table-cell>
          <table:table-cell office:value-type="float" office:value="0.1392" calcext:value-type="float">
            <text:p>0.139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665.708812260536" calcext:value-type="currency">
            <text:p>£665.71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57854.406130268" calcext:value-type="currency">
            <text:p>£957,854.41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11.3" calcext:value-type="float">
            <text:p>111.3</text:p>
          </table:table-cell>
          <table:table-cell office:value-type="float" office:value="0.158399999999999" calcext:value-type="float">
            <text:p>0.158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669.191919191919" calcext:value-type="currency">
            <text:p>£669.1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41750.841750842" calcext:value-type="currency">
            <text:p>£841,750.84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DAHB21865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51.1" calcext:value-type="float">
            <text:p>51.1</text:p>
          </table:table-cell>
          <table:table-cell office:value-type="float" office:value="0.067199999999999" calcext:value-type="float">
            <text:p>0.0671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724.206349206349" calcext:value-type="currency">
            <text:p>£724.21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984126.98412698" calcext:value-type="currency">
            <text:p>£1,984,126.98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104.86" calcext:value-type="float">
            <text:p>104.86</text:p>
          </table:table-cell>
          <table:table-cell office:value-type="float" office:value="0.134399999999999" calcext:value-type="float">
            <text:p>0.134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743.055555555556" calcext:value-type="currency">
            <text:p>£743.0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92063.492063492" calcext:value-type="currency">
            <text:p>£992,063.49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2550" calcext:value-type="float">
            <text:p>2550</text:p>
          </table:table-cell>
          <table:table-cell office:value-type="float" office:value="5.2" calcext:value-type="float">
            <text:p>5.2</text:p>
          </table:table-cell>
          <table:table-cell office:value-type="float" office:value="97.3" calcext:value-type="float">
            <text:p>97.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757.080610021787" calcext:value-type="currency">
            <text:p>£757.08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89324.61873638" calcext:value-type="currency">
            <text:p>£1,089,324.62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97.3" calcext:value-type="float">
            <text:p>97.3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787.981859410431" calcext:value-type="currency">
            <text:p>£787.98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133786.84807256" calcext:value-type="currency">
            <text:p>£1,133,786.85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26K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101.5" calcext:value-type="float">
            <text:p>101.5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789.760348583878" calcext:value-type="currency">
            <text:p>£789.7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89324.61873638" calcext:value-type="currency">
            <text:p>£1,089,324.62</text:p>
          </table:table-cell>
        </table:table-row>
        <table:table-row table:style-name="ro1">
          <table:table-cell office:value-type="string" calcext:value-type="string">
            <text:p>Everactive</text:p>
          </table:table-cell>
          <table:table-cell office:value-type="string" calcext:value-type="string">
            <text:p>3200 series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float" office:value="125.3" calcext:value-type="float">
            <text:p>125.3</text:p>
          </table:table-cell>
          <table:table-cell office:value-type="float" office:value="0.146399999999999" calcext:value-type="float">
            <text:p>0.146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815.11839708561" calcext:value-type="currency">
            <text:p>£815.12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10746.812386157" calcext:value-type="currency">
            <text:p>£910,746.81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4R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139.3" calcext:value-type="float">
            <text:p>139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9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825.041459369818" calcext:value-type="currency">
            <text:p>£825.04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29187.396351576" calcext:value-type="currency">
            <text:p>£829,187.40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4J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153.3" calcext:value-type="float">
            <text:p>153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0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907.960199004975" calcext:value-type="currency">
            <text:p>£907.9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29187.396351576" calcext:value-type="currency">
            <text:p>£829,187.40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29J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float" office:value="132.3" calcext:value-type="float">
            <text:p>132.3</text:p>
          </table:table-cell>
          <table:table-cell office:value-type="float" office:value="0.1368" calcext:value-type="float">
            <text:p>0.136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9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921.052631578947" calcext:value-type="currency">
            <text:p>£921.05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74658.869395712" calcext:value-type="currency">
            <text:p>£974,658.87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5J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160.3" calcext:value-type="float">
            <text:p>160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1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921.900161030596" calcext:value-type="currency">
            <text:p>£921.90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05152.979066023" calcext:value-type="currency">
            <text:p>£805,152.98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23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108.5" calcext:value-type="float">
            <text:p>108.5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956.79012345679" calcext:value-type="currency">
            <text:p>£956.7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234567.90123457" calcext:value-type="currency">
            <text:p>£1,234,567.90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665J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122.5" calcext:value-type="float">
            <text:p>122.5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8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992.063492063492" calcext:value-type="currency">
            <text:p>£992.0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133786.84807256" calcext:value-type="currency">
            <text:p>£1,133,786.85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25.3" calcext:value-type="float">
            <text:p>125.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994.444444444444" calcext:value-type="currency">
            <text:p>£994.44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111111.11111111" calcext:value-type="currency">
            <text:p>£1,111,111.11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0R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160.3" calcext:value-type="float">
            <text:p>160.3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1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078.15442561205" calcext:value-type="currency">
            <text:p>£1,078.15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41619.585687382" calcext:value-type="currency">
            <text:p>£941,619.59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95.3" calcext:value-type="float">
            <text:p>195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123.1884057971" calcext:value-type="currency">
            <text:p>£1,123.1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05152.979066023" calcext:value-type="currency">
            <text:p>£805,152.98</text:p>
          </table:table-cell>
        </table:table-row>
        <table:table-row table:style-name="ro1">
          <table:table-cell office:value-type="string" calcext:value-type="string">
            <text:p>Vapcell</text:p>
          </table:table-cell>
          <table:table-cell office:value-type="string" calcext:value-type="string">
            <text:p>INR1835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62.3" calcext:value-type="float">
            <text:p>62.3</text:p>
          </table:table-cell>
          <table:table-cell office:value-type="float" office:value="0.0528" calcext:value-type="float">
            <text:p>0.052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1123.73737373737" calcext:value-type="currency">
            <text:p>£1,123.74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2525252.52525253" calcext:value-type="currency">
            <text:p>£2,525,252.53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26R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153.3" calcext:value-type="float">
            <text:p>153.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0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192.81045751634" calcext:value-type="currency">
            <text:p>£1,192.81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89324.61873638" calcext:value-type="currency">
            <text:p>£1,089,324.62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750C</text:p>
          </table:table-cell>
          <table:table-cell office:value-type="float" office:value="1150" calcext:value-type="float">
            <text:p>1150</text:p>
          </table:table-cell>
          <table:table-cell office:value-type="float" office:value="2.4" calcext:value-type="float">
            <text:p>2.4</text:p>
          </table:table-cell>
          <table:table-cell office:value-type="float" office:value="69.3" calcext:value-type="float">
            <text:p>69.3</text:p>
          </table:table-cell>
          <table:table-cell office:value-type="float" office:value="0.0552" calcext:value-type="float">
            <text:p>0.055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195.65217391304" calcext:value-type="currency">
            <text:p>£1,195.65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2415458.93719807" calcext:value-type="currency">
            <text:p>£2,415,458.94</text:p>
          </table:table-cell>
        </table:table-row>
        <table:table-row table:style-name="ro1">
          <table:table-cell office:value-type="string" calcext:value-type="string">
            <text:p>EagleTac</text:p>
          </table:table-cell>
          <table:table-cell office:value-type="float" office:value="18650" calcext:value-type="float">
            <text:p>18650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209.3" calcext:value-type="float">
            <text:p>209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203.7037037037" calcext:value-type="currency">
            <text:p>£1,203.70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05152.979066023" calcext:value-type="currency">
            <text:p>£805,152.98</text:p>
          </table:table-cell>
        </table:table-row>
        <table:table-row table:style-name="ro1">
          <table:table-cell office:value-type="string" calcext:value-type="string">
            <text:p>EagleTac</text:p>
          </table:table-cell>
          <table:table-cell office:value-type="float" office:value="17650" calcext:value-type="float">
            <text:p>17650</text:p>
          </table:table-cell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  <table:table-cell office:value-type="float" office:value="94.5" calcext:value-type="float">
            <text:p>94.5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209.67741935484" calcext:value-type="currency">
            <text:p>£1,209.68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792114.6953405" calcext:value-type="currency">
            <text:p>£1,792,114.70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26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160.3" calcext:value-type="float">
            <text:p>160.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1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247.27668845316" calcext:value-type="currency">
            <text:p>£1,247.28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89324.61873638" calcext:value-type="currency">
            <text:p>£1,089,324.62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float" office:value="21700" calcext:value-type="float">
            <text:p>21700</text:p>
          </table:table-cell>
          <table:table-cell office:value-type="float" office:value="4150" calcext:value-type="float">
            <text:p>4150</text:p>
          </table:table-cell>
          <table:table-cell office:value-type="float" office:value="15" calcext:value-type="float">
            <text:p>15</text:p>
          </table:table-cell>
          <table:table-cell office:value-type="float" office:value="265.3" calcext:value-type="float">
            <text:p>265.3</text:p>
          </table:table-cell>
          <table:table-cell office:value-type="float" office:value="0.1992" calcext:value-type="float">
            <text:p>0.199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268.40696117805" calcext:value-type="currency">
            <text:p>£1,268.41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669344.042838019" calcext:value-type="currency">
            <text:p>£669,344.04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2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209.3" calcext:value-type="float">
            <text:p>209.3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318.34215167549" calcext:value-type="currency">
            <text:p>£1,318.34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81834.215167549" calcext:value-type="currency">
            <text:p>£881,834.22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4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223.3" calcext:value-type="float">
            <text:p>223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322.55389718076" calcext:value-type="currency">
            <text:p>£1,322.55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29187.396351576" calcext:value-type="currency">
            <text:p>£829,187.40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465C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69.3" calcext:value-type="float">
            <text:p>69.3</text:p>
          </table:table-cell>
          <table:table-cell office:value-type="float" office:value="0.045599999999999" calcext:value-type="float">
            <text:p>0.045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447.36842105263" calcext:value-type="currency">
            <text:p>£1,447.3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2923976.60818714" calcext:value-type="currency">
            <text:p>£2,923,976.61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UH1835P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80.5" calcext:value-type="float">
            <text:p>80.5</text:p>
          </table:table-cell>
          <table:table-cell office:value-type="float" office:value="0.0528" calcext:value-type="float">
            <text:p>0.052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5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1452.0202020202" calcext:value-type="currency">
            <text:p>£1,452.02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2525252.52525253" calcext:value-type="currency">
            <text:p>£2,525,252.53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650D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float" office:value="223.3" calcext:value-type="float">
            <text:p>223.3</text:p>
          </table:table-cell>
          <table:table-cell office:value-type="float" office:value="0.146399999999999" calcext:value-type="float">
            <text:p>0.146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452.64116575592" calcext:value-type="currency">
            <text:p>£1,452.64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10746.812386157" calcext:value-type="currency">
            <text:p>£910,746.81</text:p>
          </table:table-cell>
        </table:table-row>
        <table:table-row table:style-name="ro1">
          <table:table-cell office:value-type="string" calcext:value-type="string">
            <text:p>Enercig</text:p>
          </table:table-cell>
          <table:table-cell office:value-type="string" calcext:value-type="string">
            <text:p>TN18350HP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48.3" calcext:value-type="float">
            <text:p>48.3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474.35897435897" calcext:value-type="currency">
            <text:p>£1,474.3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4273504.27350427" calcext:value-type="currency">
            <text:p>£4,273,504.27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2U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237.3" calcext:value-type="float">
            <text:p>237.3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494.70899470899" calcext:value-type="currency">
            <text:p>£1,494.71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81834.215167549" calcext:value-type="currency">
            <text:p>£881,834.22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ORB-186P26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195.3" calcext:value-type="float">
            <text:p>195.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1519.60784313725" calcext:value-type="currency">
            <text:p>£1,519.61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89324.61873638" calcext:value-type="currency">
            <text:p>£1,089,324.62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IMR18650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float" office:value="234.5" calcext:value-type="float">
            <text:p>234.5</text:p>
          </table:table-cell>
          <table:table-cell office:value-type="float" office:value="0.146399999999999" calcext:value-type="float">
            <text:p>0.1463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6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525.50091074681" calcext:value-type="currency">
            <text:p>£1,525.50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910746.812386157" calcext:value-type="currency">
            <text:p>£910,746.81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5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265.3" calcext:value-type="float">
            <text:p>265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525.76489533011" calcext:value-type="currency">
            <text:p>£1,525.7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05152.979066023" calcext:value-type="currency">
            <text:p>£805,152.98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UH1835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55.3" calcext:value-type="float">
            <text:p>55.3</text:p>
          </table:table-cell>
          <table:table-cell office:value-type="float" office:value="0.033599999999999" calcext:value-type="float">
            <text:p>0.0335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567.46031746032" calcext:value-type="currency">
            <text:p>£1,567.4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3968253.96825397" calcext:value-type="currency">
            <text:p>£3,968,253.97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5C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69.3" calcext:value-type="float">
            <text:p>69.3</text:p>
          </table:table-cell>
          <table:table-cell office:value-type="float" office:value="0.040799999999999" calcext:value-type="float">
            <text:p>0.0407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617.64705882353" calcext:value-type="currency">
            <text:p>£1,617.65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3267973.85620915" calcext:value-type="currency">
            <text:p>£3,267,973.86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ORB-186L34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279.3" calcext:value-type="float">
            <text:p>279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19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1654.22885572139" calcext:value-type="currency">
            <text:p>£1,654.23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29187.396351576" calcext:value-type="currency">
            <text:p>£829,187.40</text:p>
          </table:table-cell>
        </table:table-row>
        <table:table-row table:style-name="ro1">
          <table:table-cell office:value-type="string" calcext:value-type="string">
            <text:p>EagleTac</text:p>
          </table:table-cell>
          <table:table-cell office:value-type="float" office:value="18350" calcext:value-type="float">
            <text:p>18350</text:p>
          </table:table-cell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104.3" calcext:value-type="float">
            <text:p>104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1655.55555555556" calcext:value-type="currency">
            <text:p>£1,655.5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2222222.22222222" calcext:value-type="currency">
            <text:p>£2,222,222.22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5HP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293.3" calcext:value-type="float">
            <text:p>293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0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686.79549114332" calcext:value-type="currency">
            <text:p>£1,686.80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05152.979066023" calcext:value-type="currency">
            <text:p>£805,152.98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5C2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94.5" calcext:value-type="float">
            <text:p>94.5</text:p>
          </table:table-cell>
          <table:table-cell office:value-type="float" office:value="0.0528" calcext:value-type="float">
            <text:p>0.052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704.54545454545" calcext:value-type="currency">
            <text:p>£1,704.55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2525252.52525253" calcext:value-type="currency">
            <text:p>£2,525,252.53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5R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307.3" calcext:value-type="float">
            <text:p>307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1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767.31078904992" calcext:value-type="currency">
            <text:p>£1,767.31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05152.979066023" calcext:value-type="currency">
            <text:p>£805,152.98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ORB-186S35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335.3" calcext:value-type="float">
            <text:p>335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928.34138486312" calcext:value-type="currency">
            <text:p>£1,928.34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05152.979066023" calcext:value-type="currency">
            <text:p>£805,152.98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443C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9.5" calcext:value-type="float">
            <text:p>59.5</text:p>
          </table:table-cell>
          <table:table-cell office:value-type="float" office:value="0.028799999999999" calcext:value-type="float">
            <text:p>0.0287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4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967.59259259259" calcext:value-type="currency">
            <text:p>£1,967.59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4629629.62962963" calcext:value-type="currency">
            <text:p>£4,629,629.63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orb-186C32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318.5" calcext:value-type="float">
            <text:p>318.5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2006.17283950617" calcext:value-type="currency">
            <text:p>£2,006.1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881834.215167549" calcext:value-type="currency">
            <text:p>£881,834.22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string" calcext:value-type="string">
            <text:p>16340 / 123A</text:p>
          </table:table-cell>
          <table:table-cell office:value-type="float" office:value="600" calcext:value-type="float">
            <text:p>600</text:p>
          </table:table-cell>
          <table:table-cell office:value-type="float" office:value="1.2" calcext:value-type="float">
            <text:p>1.2</text:p>
          </table:table-cell>
          <table:table-cell office:value-type="float" office:value="73.5" calcext:value-type="float">
            <text:p>73.5</text:p>
          </table:table-cell>
          <table:table-cell office:value-type="float" office:value="0.028799999999999" calcext:value-type="float">
            <text:p>0.02879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5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2430.55555555556" calcext:value-type="currency">
            <text:p>£2,430.56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4629629.62962963" calcext:value-type="currency">
            <text:p>£4,629,629.63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RCR123A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11.3" calcext:value-type="float">
            <text:p>111.3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7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4416.66666666667" calcext:value-type="currency">
            <text:p>£4,416.6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5555555.55555556" calcext:value-type="currency">
            <text:p>£5,555,555.56</text:p>
          </table:table-cell>
        </table:table-row>
        <table:table-row table:style-name="ro1">
          <table:table-cell office:value-type="string" calcext:value-type="string">
            <text:p>Seiko</text:p>
          </table:table-cell>
          <table:table-cell office:value-type="string" calcext:value-type="string">
            <text:p>MS61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36" calcext:value-type="float">
            <text:p>36</text:p>
          </table:table-cell>
          <table:table-cell office:value-type="float" office:value="0.000326399999999" calcext:value-type="float">
            <text:p>0.0003263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110294.117647059" calcext:value-type="currency">
            <text:p>£110,294.12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490196078.431373" calcext:value-type="currency">
            <text:p>£490,196,078.43</text:p>
          </table:table-cell>
        </table:table-row>
        <table:table-row table:style-name="ro1">
          <table:table-cell office:value-type="string" calcext:value-type="string">
            <text:p>Unbranded</text:p>
          </table:table-cell>
          <table:table-cell office:value-type="string" calcext:value-type="string">
            <text:p>LIR24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5" calcext:value-type="float">
            <text:p>38.5</text:p>
          </table:table-cell>
          <table:table-cell office:value-type="float" office:value="0.000239999999999" calcext:value-type="float">
            <text:p>0.00023999999999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52777.777777778" calcext:value-type="currency">
            <text:p>£152,777.78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555555555.555556" calcext:value-type="currency">
            <text:p>£555,555,555.56</text:p>
          </table:table-cell>
        </table:table-row>
        <table:table-row table:style-name="ro1">
          <table:table-cell office:value-type="string" calcext:value-type="string">
            <text:p>Maxell</text:p>
          </table:table-cell>
          <table:table-cell office:value-type="string" calcext:value-type="string">
            <text:p>ML203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47.2" calcext:value-type="float">
            <text:p>47.2</text:p>
          </table:table-cell>
          <table:table-cell office:value-type="float" office:value="0.0001536" calcext:value-type="float">
            <text:p>0.000153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307291.666666667" calcext:value-type="currency">
            <text:p>£307,291.6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41666666.66667" calcext:value-type="currency">
            <text:p>£1,041,666,666.67</text:p>
          </table:table-cell>
        </table:table-row>
        <table:table-row table:style-name="ro1">
          <table:table-cell office:value-type="string" calcext:value-type="string">
            <text:p>Maxell</text:p>
          </table:table-cell>
          <table:table-cell office:value-type="string" calcext:value-type="string">
            <text:p>ML2032-1HFN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63.2" calcext:value-type="float">
            <text:p>63.2</text:p>
          </table:table-cell>
          <table:table-cell office:value-type="float" office:value="0.0001536" calcext:value-type="float">
            <text:p>0.000153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411458.333333333" calcext:value-type="currency">
            <text:p>£411,458.33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41666666.66667" calcext:value-type="currency">
            <text:p>£1,041,666,666.67</text:p>
          </table:table-cell>
        </table:table-row>
        <table:table-row table:style-name="ro1">
          <table:table-cell office:value-type="string" calcext:value-type="string">
            <text:p>FDK</text:p>
          </table:table-cell>
          <table:table-cell office:value-type="string" calcext:value-type="string">
            <text:p>ML1220-1HF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.2" calcext:value-type="float">
            <text:p>47.2</text:p>
          </table:table-cell>
          <table:table-cell office:value-type="float" office:value="0.000096" calcext:value-type="float">
            <text:p>0.0000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of stock</text:p>
          </table:table-cell>
          <table:table-cell office:value-type="currency" office:currency="GBP" office:value="491666.666666667" calcext:value-type="currency">
            <text:p>£491,666.6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666666666.66667" calcext:value-type="currency">
            <text:p>£1,666,666,666.67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VL3032-1F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00" calcext:value-type="float">
            <text:p>100</text:p>
          </table:table-cell>
          <table:table-cell office:value-type="float" office:value="0.0001536" calcext:value-type="float">
            <text:p>0.000153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651041.666666667" calcext:value-type="currency">
            <text:p>£651,041.6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041666666.66667" calcext:value-type="currency">
            <text:p>£1,041,666,666.67</text:p>
          </table:table-cell>
        </table:table-row>
        <table:table-row table:style-name="ro1">
          <table:table-cell office:value-type="string" calcext:value-type="string">
            <text:p>Maxell</text:p>
          </table:table-cell>
          <table:table-cell office:value-type="string" calcext:value-type="string">
            <text:p>ML2016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56" calcext:value-type="float">
            <text:p>56</text:p>
          </table:table-cell>
          <table:table-cell office:value-type="float" office:value="0.0000768" calcext:value-type="float">
            <text:p>0.0000768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729166.666666667" calcext:value-type="currency">
            <text:p>£729,166.6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2083333333.33333" calcext:value-type="currency">
            <text:p>£2,083,333,333.33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MT9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000096" calcext:value-type="float">
            <text:p>0.0000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3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083333.33333333" calcext:value-type="currency">
            <text:p>£1,083,333.33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3333333333.33333" calcext:value-type="currency">
            <text:p>£3,333,333,333.33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VL2020-W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000096" calcext:value-type="float">
            <text:p>0.000096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9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1541666.66666667" calcext:value-type="currency">
            <text:p>£1,541,666.67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1666666666.66667" calcext:value-type="currency">
            <text:p>£1,666,666,666.67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VL2020-1VCE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20" calcext:value-type="float">
            <text:p>20</text:p>
          </table:table-cell>
          <table:table-cell office:value-type="float" office:value="47.2" calcext:value-type="float">
            <text:p>47.2</text:p>
          </table:table-cell>
          <table:table-cell office:value-type="float" office:value="0.000000000000048" calcext:value-type="float">
            <text:p>4.8E-14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€2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currency" office:currency="GBP" office:value="983333333333333" calcext:value-type="currency">
            <text:p>£983,333,333,333,333.00</text:p>
          </table:table-cell>
          <table:table-cell/>
          <table:table-cell office:value-type="string" calcext:value-type="string">
            <text:p>£10000</text:p>
          </table:table-cell>
          <table:table-cell office:value-type="currency" office:currency="GBP" office:value="3.33333333333333E+018" calcext:value-type="currency">
            <text:p>£3,333,333,333,333,330,000.00</text:p>
          </table:table-cell>
        </table:table-row>
        <table:table-row table:style-name="ro1" table:number-rows-repeated="104842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outputLIONcsvfile.A1:outputLIONcsvfile.N1048576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1T22:52:56.914000000</dc:date>
    <meta:editing-duration>PT4H49M56S</meta:editing-duration>
    <meta:editing-cycles>1</meta:editing-cycles>
    <meta:document-statistic meta:table-count="1" meta:cell-count="2001" meta:object-count="0"/>
    <meta:generator>LibreOffice/7.6.2.1$Windows_X86_64 LibreOffice_project/56f7684011345957bbf33a7ee678afaf4d2ba333</meta:generator>
  </office:meta>
</office:document-meta>
</file>